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roob" svg:font-family="Uroo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roob" fo:font-size="12pt" style:font-size-asian="12pt" style:font-size-complex="12pt"/>
    </style:style>
    <style:style style:name="P2" style:family="paragraph" style:parent-style-name="Preformatted_20_Text">
      <style:text-properties style:font-name="Uroob"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Preformatted_20_Text">
      <style:text-properties style:font-name="Uroob" fo:font-size="10pt" fo:font-style="italic" style:font-size-asian="10pt" style:font-style-asian="italic" style:font-size-complex="10pt" style:font-style-complex="italic"/>
    </style:style>
    <style:style style:name="P4" style:family="paragraph" style:parent-style-name="Preformatted_20_Text">
      <style:text-properties style:font-name="Uroob" fo:font-size="10pt" fo:font-style="italic" style:font-size-asian="8.75pt" style:font-style-asian="italic" style:font-size-complex="10pt" style:font-style-complex="italic"/>
    </style:style>
    <style:style style:name="P5" style:family="paragraph" style:parent-style-name="Preformatted_20_Text">
      <style:text-properties style:font-name="Uroob" fo:font-size="10pt" fo:font-style="italic" style:font-size-asian="10pt" style:font-style-asian="italic" style:font-size-complex="10pt" style:font-style-complex="italic"/>
    </style:style>
    <style:style style:name="P6" style:family="paragraph" style:parent-style-name="Preformatted_20_Text">
      <style:text-properties style:font-name="Uroob"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Preformatted_20_Text">
      <style:text-properties style:font-name="Uroob" fo:font-size="12pt" fo:font-style="italic" style:font-size-asian="12pt" style:font-style-asian="italic" style:font-size-complex="12pt" style:font-style-complex="italic"/>
    </style:style>
    <style:style style:name="P8" style:family="paragraph" style:parent-style-name="Preformatted_20_Text">
      <style:text-properties style:font-name="Uroob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tributs :</text:p>
      <text:p text:style-name="P1"/>
      <text:p text:style-name="P1">Hp : 3 Hp de base</text:p>
      <text:p text:style-name="P1">Ep : 10 Ep de base</text:p>
      <text:p text:style-name="P1"/>
      <text:p text:style-name="P1">Esquive : 5+ de base</text:p>
      <text:p text:style-name="P1">Parade : 4+ de base</text:p>
      <text:p text:style-name="P1"/>
      <text:p text:style-name="P1">Corps à corps : 5+ de base</text:p>
      <text:p text:style-name="P1">Distance : 5+ de bas</text:p>
      <text:p text:style-name="P1"/>
      <text:p text:style-name="P1">Déplacement : 3 de base</text:p>
      <text:p text:style-name="P1">Initiative : 5 de base</text:p>
      <text:p text:style-name="P1"/>
      <text:p text:style-name="P2">Caractéristiques :</text:p>
      <text:p text:style-name="P1"/>
      <text:p text:style-name="P1">Robuste : le personnage est costaud, il possède un bonus de 1 Hp max.</text:p>
      <text:p text:style-name="P1">Frêle : le personnage est frêle, il possède un malus de 1 Hp max.</text:p>
      <text:p text:style-name="P1"/>
      <text:p text:style-name="P1">Endurant : le personnage est endurant, il possède un bonus de 3 Ep max.</text:p>
      <text:p text:style-name="P1">Épuisable : le personnage est épuisable, il possède un malus de 3 Ep max.</text:p>
      <text:p text:style-name="P1"/>
      <text:p text:style-name="P1">Réactif : le personnage est réactif, il possède un bonus de 1 en esquive.</text:p>
      <text:p text:style-name="P1">Lourdaud : le personnage est lent, il possède un malus de 1 en esquive.</text:p>
      <text:p text:style-name="P1"/>
      <text:p text:style-name="P1">Coriace : le personnage est coriace, il possède un bonus de 1 en parade.</text:p>
      <text:p text:style-name="P1">Fragile : le personnage est fragile, il possède un malus de 1 en parade.<text:line-break/></text:p>
      <text:p text:style-name="P1">Battant : le personnage est un battant, il possède un bonus de 1 en corps à corps.</text:p>
      <text:p text:style-name="P1">Inoffensif : le personnage est inoffensif, il possède un malus de 1 en corps à corps.</text:p>
      <text:p text:style-name="P1"/>
      <text:p text:style-name="P1">Adroit : le personnage est adroit, il possède un bonus de 1 à distance.</text:p>
      <text:p text:style-name="P1">Maladroit : le personnage est maladroit, il possède un malus de 1 à distance.</text:p>
      <text:p text:style-name="P1"/>
      <text:p text:style-name="P1">Rapide : le personnage est rapide, il possède un bonus de 1 en déplacement.</text:p>
      <text:p text:style-name="P1">Lent : le personnage est lent, il possède un malus de 1 en déplacement.</text:p>
      <text:p text:style-name="P1"/>
      <text:p text:style-name="P1">Initiateur : le personnage est initiateur, il possède un bonus de 1 en initiative.</text:p>
      <text:p text:style-name="P1">Suiveur : le personnage est suiveur, il possède un malus de 1 en initiative.</text:p>
      <text:p text:style-name="P1"/>
      <text:p text:style-name="P1">Initiateur : le personnage est initiateur, il possède un bonus de 1 en initiative.</text:p>
      <text:p text:style-name="P1">Suiveur : le personnage est suiveur, il possède un malus de 1 en initiave. </text:p>
      <text:p text:style-name="P1"/>
      <text:p text:style-name="P1"/>
      <text:p text:style-name="P2">Compétences :</text:p>
      <text:p text:style-name="P3"/>
      <text:p text:style-name="P3">Escalade/Acrobatie</text:p>
      <text:p text:style-name="P3">Réactivité</text:p>
      <text:p text:style-name="P3">Résistances</text:p>
      <text:p text:style-name="P3">- aux poisons</text:p>
      <text:p text:style-name="P3">- aux maladies</text:p>
      <text:p text:style-name="P3"><text:soft-page-break/>Récupération</text:p>
      <text:p text:style-name="P3">Chercher</text:p>
      <text:p text:style-name="P3">Culture générale</text:p>
      <text:p text:style-name="P3">Langues(une par une)</text:p>
      <text:p text:style-name="P3">Géographie</text:p>
      <text:p text:style-name="P3">Histoire</text:p>
      <text:p text:style-name="P3">Biologie</text:p>
      <text:p text:style-name="P3">Alchimie</text:p>
      <text:p text:style-name="P3">Occulte</text:p>
      <text:p text:style-name="P4">Résistance psychique</text:p>
      <text:p text:style-name="P4">Sang-froid : pour garder la maîtrise de son personnage sous l’émotion</text:p>
      <text:p text:style-name="P1"/>
      <text:p text:style-name="P2">Capacités :</text:p>
      <text:p text:style-name="P2"/>
      <text:p text:style-name="P1">Robuste : les personnage robuste ont accès à des capacités qui les rendent plus résistant.</text:p>
      <text:p text:style-name="P1"><text:span text:style-name="T1">Increvable : le bonus d’Hp de Robuste passe à 3 au lieu de 1.</text:span></text:p>
      <text:p text:style-name="P1"/>
      <text:p text:style-name="P1">Endurant : le personnage est endurant, il possède un bonus de 3 Ep max.</text:p>
      <text:p text:style-name="P1"><text:span text:style-name="T1">Inépuisable</text:span><text:span text:style-name="T1"> : </text:span><text:span text:style-name="T1">le bonus d’</text:span><text:span text:style-name="T1">Ep</text:span><text:span text:style-name="T1"> de </text:span><text:span text:style-name="T1">Endurant</text:span><text:span text:style-name="T1"> passe à </text:span><text:span text:style-name="T1">6</text:span><text:span text:style-name="T1"> </text:span><text:span text:style-name="T1">au lieu de 1.</text:span></text:p>
      <text:p text:style-name="P1"/>
      <text:p text:style-name="P1">Réactif : le personnage est réactif, il possède un bonus de 1 en esquive.</text:p>
      <text:p text:style-name="P1"><text:span text:style-name="T1">Hyperéactif</text:span><text:span text:style-name="T1"> : </text:span><text:span text:style-name="T1">l</text:span><text:span text:style-name="T1">e bonus d’</text:span><text:span text:style-name="T1">Esquive</text:span><text:span text:style-name="T1"> de </text:span><text:span text:style-name="T1">Réactif</text:span><text:span text:style-name="T1"> passe à </text:span><text:span text:style-name="T1">2 </text:span><text:span text:style-name="T1">au lieu de 1.</text:span></text:p>
      <text:p text:style-name="P1"/>
      <text:p text:style-name="P1">Coriace : le personnage est coriace, il possède un bonus de 1 en parade.<text:line-break/><text:span text:style-name="T1">Bloqueur</text:span><text:span text:style-name="T1"> : </text:span><text:span text:style-name="T1">l</text:span><text:span text:style-name="T1">e bonus d’</text:span><text:span text:style-name="T1">Acharné</text:span><text:span text:style-name="T1"> de </text:span><text:span text:style-name="T1">C</text:span><text:span text:style-name="T1">oriace</text:span><text:span text:style-name="T1"> passe à </text:span><text:span text:style-name="T1">2 </text:span><text:span text:style-name="T1">au lieu de 1.</text:span></text:p>
      <text:p text:style-name="P7"/>
      <text:p text:style-name="P1">Battant : le personnage est un battant, il possède un bonus de 1 en corps à corps.</text:p>
      <text:p text:style-name="P1"><text:span text:style-name="T1">Acharné</text:span><text:span text:style-name="T1"> : </text:span><text:span text:style-name="T1">l</text:span><text:span text:style-name="T1">e bonus d</text:span><text:span text:style-name="T1">e corps à corps </text:span><text:span text:style-name="T1">de </text:span><text:span text:style-name="T1">Battant</text:span><text:span text:style-name="T1"> passe à </text:span><text:span text:style-name="T1">2 </text:span><text:span text:style-name="T1">au lieu de 1.</text:span></text:p>
      <text:p text:style-name="P1"/>
      <text:p text:style-name="P1">Adroit : le personnage est adroit, il possède un bonus de 1 à distance.</text:p>
      <text:p text:style-name="P1"><text:span text:style-name="T1">Œil de lynx</text:span><text:span text:style-name="T1"> : </text:span><text:span text:style-name="T1">l</text:span><text:span text:style-name="T1">e bonus d</text:span><text:span text:style-name="T1">e </text:span><text:span text:style-name="T1">distance</text:span><text:span text:style-name="T1"> </text:span><text:span text:style-name="T1">de </text:span><text:span text:style-name="T1">Adroit</text:span><text:span text:style-name="T1"> passe à </text:span><text:span text:style-name="T1">2 </text:span><text:span text:style-name="T1">au lieu de 1.</text:span></text:p>
      <text:p text:style-name="P1"/>
      <text:p text:style-name="P1">Rapide : le personnage est rapide, il possède un bonus de 1 en déplacement.</text:p>
      <text:p text:style-name="P1"><text:span text:style-name="T1">Flèche : le bonus de déplacement de Rapide passe à 2 au lieu de 1.</text:span></text:p>
      <text:p text:style-name="P1"/>
      <text:p text:style-name="P1">Initiateur : le personnage est initiateur, il possède un bonus de 1 en initiative.</text:p>
      <text:p text:style-name="P1"><text:span text:style-name="T1">Précipitation : le initiative à corps de Initiateur passe à 2 au lieu de 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roob" svg:font-family="Uroo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DejaVu Sans Mono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0-13T12:19:19.30</dc:date>
    <meta:editing-duration>PT49M50S</meta:editing-duration>
    <meta:editing-cycles>71</meta:editing-cycles>
    <meta:generator>OpenOffice/4.1.5$Win32 OpenOffice.org_project/415m1$Build-9789</meta:generator>
    <dc:creator>Thibault Martin-Teyssier</dc:creator>
    <meta:document-statistic meta:table-count="0" meta:image-count="0" meta:object-count="0" meta:page-count="2" meta:paragraph-count="61" meta:word-count="579" meta:character-count="2964"/>
  </office:meta>
</office:document-meta>
</file>